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0E000003BE4E3A101FA7AC1709.png" manifest:media-type="image/png"/>
  <manifest:file-entry manifest:full-path="Pictures/100002010000020F00000175C7A3D7DDF40E04C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officeooo:rsid="000d1350" officeooo:paragraph-rsid="000d1350"/>
    </style:style>
    <style:style style:name="P2" style:family="paragraph" style:parent-style-name="Standard">
      <style:paragraph-properties fo:text-align="center" style:justify-single-word="false"/>
      <style:text-properties fo:font-size="18pt" officeooo:rsid="000edd11" officeooo:paragraph-rsid="000edd11" style:font-size-asian="18pt" style:font-size-complex="18pt"/>
    </style:style>
    <style:style style:name="P3" style:family="paragraph" style:parent-style-name="Standard">
      <style:paragraph-properties fo:text-align="center" style:justify-single-word="false"/>
      <style:text-properties fo:font-size="18pt" officeooo:rsid="0010a9a5" officeooo:paragraph-rsid="0010a9a5" style:font-size-asian="18pt" style:font-size-complex="18pt"/>
    </style:style>
    <style:style style:name="P4" style:family="paragraph" style:parent-style-name="Standard">
      <style:paragraph-properties fo:text-align="center" style:justify-single-word="false"/>
      <style:text-properties fo:font-size="13pt" officeooo:rsid="000edd11" officeooo:paragraph-rsid="000edd11" style:font-size-asian="13pt" style:font-size-complex="13pt"/>
    </style:style>
    <style:style style:name="P5" style:family="paragraph" style:parent-style-name="Standard">
      <style:text-properties fo:font-size="14pt" fo:font-weight="bold" officeooo:rsid="000d1350" officeooo:paragraph-rsid="0011bb9a" style:font-size-asian="14pt" style:font-weight-asian="bold" style:font-size-complex="14pt" style:font-weight-complex="bold"/>
    </style:style>
    <style:style style:name="P6" style:family="paragraph" style:parent-style-name="Standard">
      <style:text-properties fo:font-size="14pt" fo:font-weight="bold" officeooo:rsid="000d1350" officeooo:paragraph-rsid="000d1350" style:font-size-asian="14pt" style:font-weight-asian="bold" style:font-size-complex="14pt" style:font-weight-complex="bold"/>
    </style:style>
    <style:style style:name="P7" style:family="paragraph" style:parent-style-name="Standard">
      <style:text-properties fo:font-size="14pt" fo:font-weight="bold" officeooo:rsid="0011bb9a" officeooo:paragraph-rsid="0011bb9a" style:font-size-asian="14pt" style:font-weight-asian="bold" style:font-size-complex="14pt" style:font-weight-complex="bold"/>
    </style:style>
    <style:style style:name="P8" style:family="paragraph" style:parent-style-name="Standard">
      <style:text-properties fo:font-size="12pt" fo:font-weight="normal" officeooo:rsid="000d1350" officeooo:paragraph-rsid="000d1350" style:font-size-asian="10.5pt" style:font-weight-asian="normal" style:font-size-complex="12pt" style:font-weight-complex="normal"/>
    </style:style>
    <style:style style:name="P9" style:family="paragraph" style:parent-style-name="Standard">
      <style:text-properties fo:font-size="12pt" fo:font-weight="normal" officeooo:rsid="0011bb9a" officeooo:paragraph-rsid="0011bb9a" style:font-size-asian="10.5pt" style:font-weight-asian="normal" style:font-size-complex="12pt" style:font-weight-complex="normal"/>
    </style:style>
    <style:style style:name="P10" style:family="paragraph" style:parent-style-name="Standard">
      <style:text-properties fo:font-size="12pt" fo:font-weight="normal" officeooo:rsid="0012efb6" officeooo:paragraph-rsid="0012efb6" style:font-size-asian="10.5pt" style:font-weight-asian="normal" style:font-size-complex="12pt" style:font-weight-complex="normal"/>
    </style:style>
    <style:style style:name="P11" style:family="paragraph" style:parent-style-name="Standard">
      <style:text-properties fo:font-size="14pt" fo:font-weight="bold" officeooo:rsid="000d1350" officeooo:paragraph-rsid="0011bb9a" style:font-size-asian="14pt" style:font-weight-asian="bold" style:font-size-complex="14pt" style:font-weight-complex="bold"/>
    </style:style>
    <style:style style:name="P12" style:family="paragraph" style:parent-style-name="Standard">
      <style:text-properties fo:font-size="14pt" fo:font-weight="bold" officeooo:rsid="000d1350" officeooo:paragraph-rsid="000d1350" style:font-size-asian="14pt" style:font-weight-asian="bold" style:font-size-complex="14pt" style:font-weight-complex="bold"/>
    </style:style>
    <style:style style:name="P13" style:family="paragraph" style:parent-style-name="Standard">
      <style:text-properties fo:font-size="12pt" fo:font-weight="normal" officeooo:rsid="00157de9" officeooo:paragraph-rsid="00157de9" style:font-size-asian="10.5pt" style:font-weight-asian="normal" style:font-size-complex="12pt" style:font-weight-complex="normal"/>
    </style:style>
    <style:style style:name="P14" style:family="paragraph" style:parent-style-name="Standard">
      <style:text-properties fo:font-size="12pt" fo:font-weight="normal" officeooo:rsid="0012efb6" officeooo:paragraph-rsid="00157de9" style:font-size-asian="10.5pt" style:font-weight-asian="normal" style:font-size-complex="12pt" style:font-weight-complex="normal"/>
    </style:style>
    <style:style style:name="P15" style:family="paragraph" style:parent-style-name="Standard">
      <style:text-properties fo:font-size="12pt" fo:font-weight="normal" officeooo:rsid="001647ed" officeooo:paragraph-rsid="001647ed" style:font-size-asian="10.5pt" style:font-weight-asian="normal" style:font-size-complex="12pt" style:font-weight-complex="normal"/>
    </style:style>
    <style:style style:name="P16" style:family="paragraph" style:parent-style-name="Standard">
      <style:text-properties fo:font-size="12pt" fo:font-weight="normal" officeooo:rsid="0017554b" officeooo:paragraph-rsid="0017554b" style:font-size-asian="10.5pt" style:font-weight-asian="normal" style:font-size-complex="12pt" style:font-weight-complex="normal"/>
    </style:style>
    <style:style style:name="T1" style:family="text">
      <style:text-properties officeooo:rsid="0010a9a5"/>
    </style:style>
    <style:style style:name="T2" style:family="text">
      <style:text-properties officeooo:rsid="0011bb9a"/>
    </style:style>
    <style:style style:name="T3" style:family="text">
      <style:text-properties officeooo:rsid="0012efb6"/>
    </style:style>
    <style:style style:name="T4" style:family="text">
      <style:text-properties officeooo:rsid="00139d09"/>
    </style:style>
    <style:style style:name="T5" style:family="text">
      <style:text-properties officeooo:rsid="00157de9"/>
    </style:style>
    <style:style style:name="T6" style:family="text">
      <style:text-properties officeooo:rsid="0017554b"/>
    </style:style>
    <style:style style:name="T7" style:family="text">
      <style:text-properties officeooo:rsid="00191899"/>
    </style:style>
    <style:style style:name="fr1" style:family="graphic" style:parent-style-name="Frame">
      <style:graphic-properties fo:margin-left="0in" fo:margin-right="0in" fo:margin-top="0in" fo:margin-bottom="0in" style:run-through="foreground" style:wrap="parallel" style:number-wrapped-paragraphs="no-limit" style:vertical-pos="from-top" style:vertical-rel="page" style:horizontal-pos="from-left" style:horizontal-rel="page" fo:padding="0in" fo:border="none"/>
    </style:style>
    <style:style style:name="fr2"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2.0752in" svg:y="6.7709in" svg:width="4.2256in" draw:z-index="0">
        <draw:text-box fo:min-height="2.9909in">
          <text:p text:style-name="Illustration"><draw:frame draw:style-name="fr3" draw:name="Image1" text:anchor-type="as-char" svg:y="-0.052in" svg:width="4.2256in" style:rel-width="100%" svg:height="2.9909in" style:rel-height="scale" draw:z-index="1"><draw:image xlink:href="Pictures/100002010000020F00000175C7A3D7DDF40E04C9.png" xlink:type="simple" xlink:show="embed" xlink:actuate="onLoad"/></draw:frame><text:line-break/>Figure 1: <text:span text:style-name="T5">Touch sensor placement</text:span></text:p>
        </draw:text-box>
      </draw:frame>
      <text:p text:style-name="P2">Assignment <text:span text:style-name="T1">4</text:span></text:p>
      <text:p text:style-name="P3">Maze Navigation</text:p>
      <text:p text:style-name="P4">Luke Doman</text:p>
      <text:p text:style-name="P4">Team 10</text:p>
      <text:p text:style-name="P1"/>
      <text:p text:style-name="P6">Introduction</text:p>
      <text:p text:style-name="P9">The goal of this assignment was to take all the skills we have learned in the previous assignments and put them to use in solving a more interesting problem. The assignments have been increasing in level of difficulty to prepare us for this, and is the first time that we actually can revisit our hardware design. We know some information about the maze that assists us with this task, such as all the turns are 90 degrees and there is a light source at the end destination. This first know fact is very us<text:span text:style-name="T3">eful</text:span> for our design <text:span text:style-name="T3">which</text:span> will be discussed in the sections below.</text:p>
      <text:p text:style-name="P9"/>
      <text:p text:style-name="P6"><text:span text:style-name="T2">Mechanical </text:span>Design</text:p>
      <text:p text:style-name="P9">Our initial approach involved experimentation with our baseline mechanical architecture. We thought it may be advantageous to reduce the size of our robots frame so there would never be a scenario in which our robot gets stuck in the maze due to its size. After experimenting with several ideas, we concluded that we would stick with our squarebot frame, but make several modifications to it. Our reasoning here was that since it appeared that there was no instance where squarebot’s size would be the reason it is stuck, we could save time on our hardware design and get a head start on our software <text:span text:style-name="T3">approach. </text:span></text:p>
      <text:p text:style-name="P9"/>
      <text:p text:style-name="P10">To help clarify our <text:span text:style-name="T5">hardware approach</text:span>, I first must mention our idea for solving the maze. Our strategy was to follow the right wall for the length of the maze with just touch sensors first, and integrate an ultrasonic sensor later. <text:s/>We decided this would be a better approach than just throwing all the sensors on at once, and then tweaking them all together. <text:span text:style-name="T4">Please see figure 1 below to see the logic for our touch sensor placement.</text:span> <text:span text:style-name="T5">With this placement we can always determine the next step to take to reach the optimal state of being perfectly parallel to the wall.</text:span></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13"/>
      <text:p text:style-name="P14"><text:soft-page-break/>The modifications we made to squarebot started with the gear ratio. <text:span text:style-name="T5">Our idea was that when correcting to try and reach our optimal state we move slowly, but once parallel to the wall we should go as fast as possible. We switched out the medium size gears that the wheels were initially on the same shaft as with the smallest gears in the set. This required minimal modification to the frame which was central to our approach. Once modified we began testing this new gear ratio both on a test stand and the carpet. While this new ratio gave us a huge boost in speed, we also lost a significant amount of torque. When running just on the floor we could see that it moved with ease, but on the test stand we applied pressure to the wheels to see how much force would be required to stop it and observed disappointing results.</text:span></text:p>
      <text:p text:style-name="P14"/>
      <text:p text:style-name="P15">We were able to bring our wheels to a halt with a minimal amount of force, even with just our hands. This posed a problem since our solution to the maze required us to constantly be riding against the wall. We concluded to return to the previous gear ratio since our robot needed the additional torque. <text:span text:style-name="T6">The next modification we made was to remove the battery stand to save some weight and free up space for our side touch sensors. We relocated the battery to the rear of the frame, housed within metal supports to ensure it doesn’t fall off during the maze. With these changes and our sensor placement we had a good platform to start our software development process.</text:span></text:p>
      <text:p text:style-name="P15"/>
      <text:p text:style-name="P16">We noted that for future work we could possibly replace our side sensors with an ultrasonic one to reduce our touches penalty, but we would lose some of the precision of knowing our exact angle in relation to the wall. We also had the idea of replacing our front touch sensors with an ultrasonic to again save on the touches penalty, but we never came back to hardware revisions after we made significant progress on the software side of the project and observed consistent success.</text:p>
      <text:p text:style-name="P5"/>
      <text:p text:style-name="P5"><text:span text:style-name="T2">Software </text:span>Design</text:p>
      <text:p text:style-name="P16">Our approach to our robots software architecture was based around several states that our robot could be in at any given time. This approach allowed for us to break functionality out into several functions and significantly <text:span text:style-name="T7">make our code more </text:span>readable <text:span text:style-name="T7">while simultaneously making our debugging process simpler. The central part of our code then simply determined which state it was in and updated a state variable to reflect that. Once we know the state, we simply call a router function that then executes the correct function for that state. Our main control flow for determining state can be seen in the flowchart below. </text:span></text:p>
      <text:p text:style-name="P6"><draw:frame draw:style-name="fr2" draw:name="Frame2" text:anchor-type="paragraph" svg:x="1in" svg:y="-0.3in" svg:width="5.0965in" draw:z-index="2"><draw:text-box fo:min-height="9.2819in"><text:p text:style-name="Illustration"><draw:frame draw:style-name="fr4" draw:name="Image2" text:anchor-type="as-char" svg:width="5.0965in" style:rel-width="100%" svg:height="9.2819in" style:rel-height="scale" draw:z-index="3"><draw:image xlink:href="Pictures/100002010000020E000003BE4E3A101FA7AC1709.png" xlink:type="simple" xlink:show="embed" xlink:actuate="onLoad"/></draw:frame><text:line-break/><text:span text:style-name="T7">Figure 2: Main control flow</text:span></text:p></draw:text-box></draw:frame><text:soft-page-break/></text:p>
      <text:p text:style-name="P6"><text:soft-page-break/></text:p>
      <text:p text:style-name="P6">Performance Evaluation</text:p>
      <text:p text:style-name="P8"/>
      <text:p text:style-name="P6">Conclusion</text:p>
      <text:p text:style-name="P8"/>
      <text:p text:style-name="P7">Appendix</text:p>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llustration" style:family="paragraph" style:parent-style-name="Caption" style:class="extra"/>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23T11:08:14.806853118</meta:creation-date>
    <dc:date>2017-03-07T14:17:30.181081934</dc:date>
    <meta:editing-duration>PT22M50S</meta:editing-duration>
    <meta:editing-cycles>4</meta:editing-cycles>
    <meta:generator>LibreOffice/5.1.4.2$Linux_X86_64 LibreOffice_project/10m0$Build-2</meta:generator>
    <meta:document-statistic meta:table-count="0" meta:image-count="2" meta:object-count="0" meta:page-count="4" meta:paragraph-count="19" meta:word-count="802" meta:character-count="4536" meta:non-whitespace-character-count="3748"/>
  </office:meta>
</office:document-meta>
</file>